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x 1</text:p>
      <text:p text:style-name="Standard"/>
      <text:p text:style-name="Standard">Melhor caso (1)</text:p>
      <text:p text:style-name="Standard">Pior caso (log n)</text:p>
      <text:p text:style-name="Standard">Limite não apertado</text:p>
      <text:p text:style-name="Standard"/>
      <text:p text:style-name="P2">Ex 2</text:p>
      <text:p text:style-name="P3"/>
      <text:p text:style-name="Standard">Pior caso (n)</text:p>
      <text:p text:style-name="Standard">Limite apertado</text:p>
      <text:p text:style-name="Standard"/>
      <text:p text:style-name="P4">Ex3</text:p>
      <text:p text:style-name="P5"/>
      <text:p text:style-name="Standard">Pior caso (log n * m)</text:p>
      <text:p text:style-name="Standard"/>
      <text:p text:style-name="P6">Ex4</text:p>
      <text:p text:style-name="P7"/>
      <text:p text:style-name="Standard">Pior caso (n²)</text:p>
      <text:p text:style-name="Standard"/>
      <text:p text:style-name="P8">Ex5</text:p>
      <text:p text:style-name="P9"/>
      <text:p text:style-name="Standard">Melhor caso (1)</text:p>
      <text:p text:style-name="Standard">Pior caso (n)</text:p>
      <text:p text:style-name="Standard">Limite não apertado</text:p>
      <text:p text:style-name="Standard"/>
      <text:p text:style-name="P10">Ex6</text:p>
      <text:p text:style-name="Standard">{6, 8, 10, 11, 21, 12, 16,<text:s/>14, 17, 20}</text:p>
      <text:p text:style-name="Standard"/>
      <text:p text:style-name="P11">Ex7</text:p>
      <text:p text:style-name="Standard">{14, 11, 16, 8, 6, 12, 10, 17, 20, 21}</text:p>
      <text:p text:style-name="Standard"/>
      <text:p text:style-name="P12">Ex8</text:p>
      <text:p text:style-name="Standard">{8, 11, 16, 20, 21, 12, 10, 14, 17, 6}</text:p>
      <text:p text:style-name="Standard"/>
      <text:p text:style-name="P13">Ex9</text:p>
      <text:p text:style-name="Standard">{11, 8, 16, 12, 10, 14, 17, 6, 20, 21}</text:p>
      <text:p text:style-name="Standard"/>
      <text:p text:style-name="P14">Ex10</text:p>
      <text:p text:style-name="Standard">O(n)</text:p>
      <text:p text:style-name="Standard">Já ordenado</text:p>
      <text:p text:style-name="Standard"/>
      <text:p text:style-name="P15">Ex11</text:p>
      <text:p text:style-name="Standard"><text:span text:style-name="SourceText">&lt;</text:span><text:span text:style-name="SourceText">9</text:span><text:span text:style-name="SourceText">, 6, 5,<text:s/></text:span><text:span text:style-name="SourceText">7</text:span><text:span text:style-name="SourceText">, 4, 10, 16, 18, 14, 13, 12&gt;</text:span></text:p>
      <text:p text:style-name="Standard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iogo Pinto</dc:creator>
    <meta:creation-date>2022-03-31T11:06:00Z</meta:creation-date>
    <dc:date>2022-05-01T13:59:00Z</dc:date>
    <meta:template xlink:href="Normal.dotm" xlink:type="simple"/>
    <meta:editing-cycles>25</meta:editing-cycles>
    <meta:editing-duration>PT4560S</meta:editing-duration>
    <meta:document-statistic meta:page-count="1" meta:paragraph-count="1" meta:word-count="70" meta:character-count="448" meta:row-count="3" meta:non-whitespace-character-count="379"/>
  </office:meta>
</office:document-meta>
</file>